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OpenSymbol" svg:font-family="OpenSymbol" style:font-family-generic="system"/>
  </office:font-face-decls>
  <office:automatic-styles>
    <style:style style:name="P1" style:parent-style-name="Title" style:master-page-name="MP0" style:family="paragraph">
      <style:paragraph-properties fo:break-before="page" fo:line-height="200%"/>
    </style:style>
    <style:style style:name="P2" style:parent-style-name="Heading1" style:family="paragraph">
      <style:paragraph-properties fo:line-height="200%"/>
      <style:text-properties style:font-name-asian="Times New Roman" fo:language="en" fo:country="US" style:language-asian="en" style:country-asian="US" style:language-complex="ar" style:country-complex="SA"/>
    </style:style>
    <style:style style:name="P3" style:parent-style-name="Normal" style:family="paragraph">
      <style:paragraph-properties fo:widows="2" fo:orphans="2" style:vertical-align="auto" fo:line-height="200%"/>
      <style:text-properties fo:hyphenate="true"/>
    </style:style>
    <style:style style:name="T4"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olumn6" style:family="table-column">
      <style:table-column-properties style:column-width="2.868in"/>
    </style:style>
    <style:style style:name="TableColumn7" style:family="table-column">
      <style:table-column-properties style:column-width="1.5in"/>
    </style:style>
    <style:style style:name="TableColumn8" style:family="table-column">
      <style:table-column-properties style:column-width="2.1319in"/>
    </style:style>
    <style:style style:name="Table5" style:family="table">
      <style:table-properties style:width="6.5in" fo:margin-left="0in" table:align="left"/>
    </style:style>
    <style:style style:name="TableRow9" style:family="table-row">
      <style:table-row-properties/>
    </style:style>
    <style:style style:name="TableCell10" style:family="table-cell">
      <style:table-cell-properties fo:border="0.0138in solid #000000" style:writing-mode="lr-tb" fo:padding-top="0.0694in" fo:padding-left="0.0694in" fo:padding-bottom="0.0694in" fo:padding-right="0.0694in"/>
    </style:style>
    <style:style style:name="P11" style:parent-style-name="Normal" style:family="paragraph">
      <style:paragraph-properties fo:widows="2" fo:orphans="2" style:vertical-align="auto" fo:line-height="200%"/>
      <style:text-properties fo:hyphenate="true"/>
    </style:style>
    <style:style style:name="T12"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ell13" style:family="table-cell">
      <style:table-cell-properties fo:border="0.0138in solid #000000" style:writing-mode="lr-tb" fo:padding-top="0.0694in" fo:padding-left="0.0694in" fo:padding-bottom="0.0694in" fo:padding-right="0.0694in"/>
    </style:style>
    <style:style style:name="P14" style:parent-style-name="Normal" style:family="paragraph">
      <style:paragraph-properties fo:widows="2" fo:orphans="2" style:vertical-align="auto" fo:line-height="200%"/>
      <style:text-properties fo:hyphenate="true"/>
    </style:style>
    <style:style style:name="T15"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ell16" style:family="table-cell">
      <style:table-cell-properties fo:border="0.0138in solid #000000" style:writing-mode="lr-tb" fo:padding-top="0.0694in" fo:padding-left="0.0694in" fo:padding-bottom="0.0694in" fo:padding-right="0.0694in"/>
    </style:style>
    <style:style style:name="P17" style:parent-style-name="Normal" style:family="paragraph">
      <style:paragraph-properties fo:widows="2" fo:orphans="2" style:vertical-align="auto" fo:line-height="200%"/>
      <style:text-properties fo:hyphenate="true"/>
    </style:style>
    <style:style style:name="T18"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Row19" style:family="table-row">
      <style:table-row-properties/>
    </style:style>
    <style:style style:name="TableCell20" style:family="table-cell">
      <style:table-cell-properties fo:border="0.0138in solid #000000" style:writing-mode="lr-tb" fo:padding-top="0.0694in" fo:padding-left="0.0694in" fo:padding-bottom="0.0694in" fo:padding-right="0.0694in"/>
    </style:style>
    <style:style style:name="P21" style:parent-style-name="Normal" style:family="paragraph">
      <style:paragraph-properties fo:widows="2" fo:orphans="2" style:vertical-align="auto" fo:line-height="200%"/>
      <style:text-properties fo:hyphenate="true"/>
    </style:style>
    <style:style style:name="T22"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ell23" style:family="table-cell">
      <style:table-cell-properties fo:border="0.0138in solid #000000" style:writing-mode="lr-tb" fo:padding-top="0.0694in" fo:padding-left="0.0694in" fo:padding-bottom="0.0694in" fo:padding-right="0.0694in"/>
    </style:style>
    <style:style style:name="P24" style:parent-style-name="Normal" style:family="paragraph">
      <style:paragraph-properties fo:widows="2" fo:orphans="2" style:vertical-align="auto" fo:line-height="200%"/>
      <style:text-properties fo:hyphenate="true"/>
    </style:style>
    <style:style style:name="T25"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ell26" style:family="table-cell">
      <style:table-cell-properties fo:border="0.0138in solid #000000" style:writing-mode="lr-tb" fo:padding-top="0.0694in" fo:padding-left="0.0694in" fo:padding-bottom="0.0694in" fo:padding-right="0.0694in"/>
    </style:style>
    <style:style style:name="P27" style:parent-style-name="Normal" style:family="paragraph">
      <style:paragraph-properties fo:widows="2" fo:orphans="2" style:vertical-align="auto" fo:line-height="200%"/>
      <style:text-properties fo:hyphenate="true"/>
    </style:style>
    <style:style style:name="T28"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P29" style:parent-style-name="Normal" style:family="paragraph">
      <style:paragraph-properties fo:widows="2" fo:orphans="2" style:vertical-align="auto" fo:line-height="200%"/>
      <style:text-properties fo:hyphenate="true"/>
    </style:style>
    <style:style style:name="T30"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P31" style:parent-style-name="Normal" style:family="paragraph">
      <style:paragraph-properties fo:widows="2" fo:orphans="2" style:vertical-align="auto" fo:line-height="200%"/>
      <style:text-properties fo:hyphenate="true"/>
    </style:style>
    <style:style style:name="T32"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Row33" style:family="table-row">
      <style:table-row-properties/>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widows="2" fo:orphans="2" style:vertical-align="auto" fo:line-height="200%"/>
      <style:text-properties fo:hyphenate="true"/>
    </style:style>
    <style:style style:name="T36"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fo:widows="2" fo:orphans="2" style:vertical-align="auto" fo:line-height="200%"/>
      <style:text-properties fo:hyphenate="true"/>
    </style:style>
    <style:style style:name="T39"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ell40" style:family="table-cell">
      <style:table-cell-properties fo:border="0.0138in solid #000000" style:writing-mode="lr-tb" fo:padding-top="0.0694in" fo:padding-left="0.0694in" fo:padding-bottom="0.0694in" fo:padding-right="0.0694in"/>
    </style:style>
    <style:style style:name="P41" style:parent-style-name="Normal" style:family="paragraph">
      <style:paragraph-properties fo:widows="2" fo:orphans="2" style:vertical-align="auto" fo:line-height="200%"/>
      <style:text-properties fo:hyphenate="true"/>
    </style:style>
    <style:style style:name="T42"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P43" style:parent-style-name="Normal" style:family="paragraph">
      <style:paragraph-properties fo:widows="2" fo:orphans="2" style:vertical-align="auto" fo:line-height="200%"/>
      <style:text-properties fo:hyphenate="true"/>
    </style:style>
    <style:style style:name="T44"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Row45" style:family="table-row">
      <style:table-row-properties/>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Normal" style:family="paragraph">
      <style:paragraph-properties fo:widows="2" fo:orphans="2" style:vertical-align="auto" fo:line-height="200%"/>
      <style:text-properties fo:hyphenate="true"/>
    </style:style>
    <style:style style:name="T48"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Normal" style:family="paragraph">
      <style:paragraph-properties fo:widows="2" fo:orphans="2" style:vertical-align="auto" fo:line-height="200%"/>
      <style:text-properties fo:hyphenate="true"/>
    </style:style>
    <style:style style:name="T51"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Normal" style:family="paragraph">
      <style:paragraph-properties fo:widows="2" fo:orphans="2" style:vertical-align="auto" fo:line-height="200%"/>
      <style:text-properties fo:hyphenate="true"/>
    </style:style>
    <style:style style:name="T54"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P55" style:parent-style-name="Normal" style:family="paragraph">
      <style:paragraph-properties fo:widows="2" fo:orphans="2" style:vertical-align="auto" fo:line-height="200%"/>
      <style:text-properties fo:hyphenate="true"/>
    </style:style>
    <style:style style:name="T56"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P57" style:parent-style-name="Normal" style:family="paragraph">
      <style:paragraph-properties fo:widows="2" fo:orphans="2" style:vertical-align="auto" fo:line-height="200%"/>
      <style:text-properties fo:hyphenate="true"/>
    </style:style>
    <style:style style:name="T58"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P59" style:parent-style-name="Normal" style:family="paragraph">
      <style:paragraph-properties fo:widows="2" fo:orphans="2" style:vertical-align="auto" fo:line-height="200%"/>
      <style:text-properties style:font-name-asian="Times New Roman" style:letter-kerning="false" fo:language="en" fo:country="US" style:language-asian="en" style:country-asian="US" style:language-complex="ar" style:country-complex="SA" fo:hyphenate="true"/>
    </style:style>
    <style:style style:name="P60" style:parent-style-name="Heading1" style:family="paragraph">
      <style:paragraph-properties fo:line-height="200%"/>
      <style:text-properties style:font-name-asian="Times New Roman" fo:language="en" fo:country="US" style:language-asian="en" style:country-asian="US" style:language-complex="ar" style:country-complex="SA"/>
    </style:style>
    <style:style style:name="P61" style:parent-style-name="Normal" style:family="paragraph">
      <style:paragraph-properties fo:widows="2" fo:orphans="2" style:vertical-align="auto" fo:line-height="200%" fo:text-indent="0.5in"/>
      <style:text-properties style:font-name-asian="Times New Roman" fo:color="#000000" style:letter-kerning="false" fo:language="en" fo:country="US" style:language-asian="en" style:country-asian="US" style:language-complex="ar" style:country-complex="SA" fo:hyphenate="true"/>
    </style:style>
    <style:style style:name="P62" style:parent-style-name="Normal" style:family="paragraph">
      <style:paragraph-properties fo:widows="2" fo:orphans="2" style:vertical-align="auto" fo:line-height="200%"/>
      <style:text-properties style:font-name-asian="Times New Roman" fo:color="#000000" style:letter-kerning="false" fo:language="en" fo:country="US" style:language-asian="en" style:country-asian="US" style:language-complex="ar" style:country-complex="SA" fo:hyphenate="true"/>
    </style:style>
    <style:style style:name="P63" style:parent-style-name="Normal" style:family="paragraph">
      <style:paragraph-properties fo:widows="2" fo:orphans="2" style:vertical-align="auto" fo:line-height="200%"/>
      <style:text-properties fo:hyphenate="true"/>
    </style:style>
    <style:style style:name="T64" style:parent-style-name="DefaultParagraphFont" style:family="text">
      <style:text-properties style:font-name-asian="Times New Roman" fo:color="#000000" style:letter-kerning="false" fo:language="en" fo:country="US" style:language-asian="en" style:country-asian="US" style:language-complex="ar" style:country-complex="SA"/>
    </style:style>
    <style:style style:name="P65" style:parent-style-name="Heading1" style:master-page-name="MP1" style:family="paragraph">
      <style:paragraph-properties fo:break-before="page"/>
    </style:style>
    <style:style style:name="P66" style:parent-style-name="Standard" style:family="paragraph">
      <style:paragraph-properties fo:widows="0" fo:orphans="0" style:text-autospace="none" fo:margin-bottom="0in" fo:line-height="200%"/>
      <style:text-properties style:font-name="Times New Roman" fo:font-size="12pt" style:font-size-asian="12pt" style:font-size-complex="12pt"/>
    </style:style>
    <style:style style:name="P67" style:parent-style-name="Standard" style:family="paragraph">
      <style:paragraph-properties fo:widows="0" fo:orphans="0" style:punctuation-wrap="simple" style:text-autospace="none" fo:text-align="justify" fo:margin-bottom="0in" fo:line-height="200%">
        <style:tab-stops>
          <style:tab-stop style:type="left" style:position="0.1in"/>
        </style:tab-stops>
      </style:paragraph-properties>
      <style:text-properties style:font-name="Arial" style:font-name-complex="Arial" style:font-weight-complex="bold" fo:color="#FF0000" fo:font-size="12pt" style:font-size-asian="12pt" style:font-size-complex="12pt"/>
    </style:style>
  </office:automatic-styles>
  <office:body>
    <office:text text:use-soft-page-breaks="true">
      <text:p text:style-name="P1">Criterion E: Evaluation</text:p>
      <text:h text:style-name="P2" text:outline-level="1">Project Evaluation</text:h>
      <text:p text:style-name="P3"><text:span text:style-name="T4">I completed all of the success requirements as outlined by my client except for the calendar system, which was supplemented with a to-do list instead.</text:span></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text:span text:style-name="T12">Success Criterion</text:span></text:p>
          </table:table-cell>
          <table:table-cell table:style-name="TableCell13">
            <text:p text:style-name="P14"><text:span text:style-name="T15">Classes</text:span></text:p>
          </table:table-cell>
          <table:table-cell table:style-name="TableCell16">
            <text:p text:style-name="P17"><text:span text:style-name="T18">Methods</text:span></text:p>
          </table:table-cell>
        </table:table-row>
        <table:table-row table:style-name="TableRow19">
          <table:table-cell table:style-name="TableCell20">
            <text:p text:style-name="P21"><text:span text:style-name="T22">Ability to see how assignments will affect user’s grade</text:span></text:p>
          </table:table-cell>
          <table:table-cell table:style-name="TableCell23">
            <text:p text:style-name="P24"><text:span text:style-name="T25">Dashboard, Class</text:span></text:p>
          </table:table-cell>
          <table:table-cell table:style-name="TableCell26">
            <text:p text:style-name="P27"><text:span text:style-name="T28">getTargetGrade()</text:span></text:p>
            <text:p text:style-name="P29"><text:span text:style-name="T30">getOverallGrade()</text:span></text:p>
            <text:p text:style-name="P31"><text:span text:style-name="T32">getExclusiveGrade()</text:span></text:p>
          </table:table-cell>
        </table:table-row>
        <table:table-row table:style-name="TableRow33">
          <table:table-cell table:style-name="TableCell34">
            <text:p text:style-name="P35"><text:span text:style-name="T36">The ability to save and store the user’s information in a file</text:span></text:p>
          </table:table-cell>
          <table:table-cell table:style-name="TableCell37">
            <text:p text:style-name="P38"><text:span text:style-name="T39">mainUI</text:span></text:p>
          </table:table-cell>
          <table:table-cell table:style-name="TableCell40">
            <text:p text:style-name="P41"><text:span text:style-name="T42">saveUsers()</text:span></text:p>
            <text:p text:style-name="P43"><text:span text:style-name="T44">loadUsers()</text:span></text:p>
          </table:table-cell>
        </table:table-row>
        <table:table-row table:style-name="TableRow45">
          <table:table-cell table:style-name="TableCell46">
            <text:p text:style-name="P47"><text:span text:style-name="T48">A clean user interface that is easy to navigate and understand</text:span></text:p>
          </table:table-cell>
          <table:table-cell table:style-name="TableCell49">
            <text:p text:style-name="P50"><text:span text:style-name="T51">Dashboard, mainUI</text:span></text:p>
          </table:table-cell>
          <table:table-cell table:style-name="TableCell52">
            <text:p text:style-name="P53"><text:span text:style-name="T54">updateDashboard()</text:span></text:p>
            <text:p text:style-name="P55"><text:span text:style-name="T56">updateClassCategoriesLists()</text:span></text:p>
            <text:p text:style-name="P57"><text:span text:style-name="T58">updateAssignmentsLists()</text:span></text:p>
          </table:table-cell>
        </table:table-row>
      </table:table>
      <text:p text:style-name="P59"/>
      <text:h text:style-name="P60" text:outline-level="1">Recommendations for Future Development of the Project</text:h>
      <text:p text:style-name="P61">Although my project is complete as-is, it could be improved by re-implementing the calendar functionality attempted earlier in the planning process. The calendar could both act as a planner and a to-do list to allow for maximum planning functionality. You could take this further by connecting the<text:s/><text:soft-page-break/>calendar tab to the grades tab to set<text:s/>due dates and update them accordingly on the calendar, allowing for the full interface to work together smoothly. Another potential improvement that could be added is expanding the settings tab to include more options, including more accessibility options and customization.</text:p>
      <text:p text:style-name="P62"/>
      <text:p text:style-name="P63"><text:span text:style-name="T64">Word Count: 183</text:span></text:p>
      <text:h text:style-name="P65" text:outline-level="1"/>
      <text:p text:style-name="P66"/>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3" style:display-name="WW8Num1z3" style:family="text">
      <style:text-properties style:font-name-complex="Times New Roman"/>
    </style:style>
    <style:style style:name="WW8Num2z1" style:display-name="WW8Num2z1" style:family="text">
      <style:text-properties style:font-name-complex="Times New Roman"/>
    </style:style>
    <style:style style:name="WW8Num3z3" style:display-name="WW8Num3z3" style:family="text">
      <style:text-properties style:font-name-complex="Times New Roman"/>
    </style:style>
    <style:style style:name="WW8Num4z2" style:display-name="WW8Num4z2" style:family="text">
      <style:text-properties style:font-name-complex="Times New Roman"/>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Open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letter-kerning="false" fo:language="en" fo:country="US" style:language-asian="en" style:country-asian="US" style:language-complex="ar" style:country-complex="SA" fo:hyphenate="true"/>
    </style:style>
    <style:style style:name="Title" style:display-name="Title"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722in" fo:margin-left="0.7888in" fo:margin-bottom="1in" fo:margin-right="0.7916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722in" fo:margin-left="0.7888in" fo:margin-bottom="1in" fo:margin-right="0.84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Danny Pham</dc:creator>
    <meta:creation-date>2011-02-06T11:26:00Z</meta:creation-date>
    <dc:date>2019-03-28T14:48:00Z</dc:date>
    <meta:template xlink:href="Normal" xlink:type="simple"/>
    <meta:editing-cycles>8</meta:editing-cycles>
    <meta:editing-duration>PT1380S</meta:editing-duration>
    <meta:document-statistic meta:page-count="3" meta:paragraph-count="2" meta:word-count="192" meta:character-count="1291" meta:row-count="9" meta:non-whitespace-character-count="1101"/>
  </office:meta>
</office:document-meta>
</file>